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Table_20_Contents">
      <style:text-properties officeooo:rsid="0019b02b" officeooo:paragraph-rsid="0019b02b"/>
    </style:style>
    <style:style style:name="P8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9b02b" officeooo:paragraph-rsid="001bae4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bae47" officeooo:paragraph-rsid="001bae47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fo:font-weight="normal" officeooo:rsid="001bae47" officeooo:paragraph-rsid="001bae47" style:font-style-asian="normal" style:font-weight-asian="normal" style:font-style-complex="normal" style:font-weight-complex="normal"/>
    </style:style>
    <style:style style:name="T1" style:family="text">
      <style:text-properties officeooo:rsid="00180735"/>
    </style:style>
    <style:style style:name="T2" style:family="text">
      <style:text-properties officeooo:rsid="0019b02b"/>
    </style:style>
    <style:style style:name="T3" style:family="text">
      <style:text-properties officeooo:rsid="001d71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7. Inscription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7">Inscriptions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devenir membre en remplissant le formulaire d'inscription et payer.</text:span></text:p>
            <text:p text:style-name="P7">Voir UC.7.1 – UC.7.2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5"><text:span text:style-name="T2">Non-M</text:span>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7">Aucune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7">Que tout les étapes soit validées, <text:span text:style-name="T3">Membre devient un non-membre</text:span>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10">Un non-membre pour s'inscrire doit devenir membre en s'abonnant au système et faire son paiement. </text:p>
      <text:p text:style-name="P3"/>
      <text:p text:style-name="P2">Scénario d'opération</text:p>
      <text:list xml:id="list8236428134412230680" text:style-name="L1">
        <text:list-item>
          <text:p text:style-name="P8">L'utilisateur <text:span text:style-name="T2">remplie le formulaire d'inscription.</text:span></text:p>
        </text:list-item>
        <text:list-item>
          <text:p text:style-name="P9">Paye son abonnement.</text:p>
        </text:list-item>
        <text:list-item>
          <text:p text:style-name="P11">L'administrateur reçoit sa demande.</text:p>
        </text:list-item>
        <text:list-item>
          <text:p text:style-name="P11">Le non-membre devient soit membre ou ne se fait pas accepter par l'administrateur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17:09:30.025460998</dc:date>
    <meta:editing-duration>PT44M25S</meta:editing-duration>
    <meta:editing-cycles>10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3" meta:word-count="89" meta:character-count="641" meta:non-whitespace-character-count="577"/>
  </office:meta>
</office:document-meta>
</file>